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ac1ea" draw:textarea-horizontal-align="justify" draw:textarea-vertical-align="middle" draw:auto-grow-height="false" fo:min-height="2.25cm" fo:min-width="4.9cm"/>
    </style:style>
    <style:style style:name="gr2" style:family="graphic" style:parent-style-name="standard">
      <style:graphic-properties draw:fill-color="#bcbb7b" draw:textarea-horizontal-align="justify" draw:textarea-vertical-align="middle" draw:auto-grow-height="false" fo:min-height="2.25cm" fo:min-width="4.9cm"/>
    </style:style>
    <style:style style:name="gr3" style:family="graphic" style:parent-style-name="standard">
      <style:graphic-properties draw:fill-color="#7bc1c2" draw:textarea-horizontal-align="justify" draw:textarea-vertical-align="middle" draw:auto-grow-height="false" fo:min-height="2.25cm" fo:min-width="4.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4cm" fo:min-width="0cm"/>
    </style:style>
    <style:style style:name="gr8" style:family="graphic" style:parent-style-name="standard">
      <style:graphic-properties draw:fill-color="#b2d88d" draw:textarea-horizontal-align="justify" draw:textarea-vertical-align="middle" draw:auto-grow-height="false" fo:min-height="2.25cm" fo:min-width="4.9cm"/>
    </style:style>
    <style:style style:name="gr9" style:family="graphic" style:parent-style-name="standard">
      <style:graphic-properties draw:fill-color="#f78585" draw:textarea-horizontal-align="justify" draw:textarea-vertical-align="middle" draw:auto-grow-height="false" fo:min-height="2.25cm" fo:min-width="4.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3.812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9ac1ea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bcbb7b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7bc1c2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b2d88d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f78585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7" draw:id="id7" draw:layer="layout" svg:width="5.4cm" svg:height="2.5cm" svg:x="2.4cm" svg:y="7.9cm">
          <text:p text:style-name="P1"><text:span text:style-name="T1">Nod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5.4cm" svg:height="2.5cm" svg:x="12.4cm" svg:y="12cm">
          <text:p text:style-name="P1"><text:span text:style-name="T1">Version 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5.4cm" svg:height="2.5cm" svg:x="18.9cm" svg:y="12cm">
          <text:p text:style-name="P1"><text:span text:style-name="T1">Version 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5.4cm" svg:height="2.5cm" svg:x="9.2cm" svg:y="16cm">
          <text:p text:style-name="P1"><text:span text:style-name="T1">Format 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5.4cm" svg:height="2.5cm" svg:x="15.5cm" svg:y="16cm">
          <text:p text:style-name="P1"><text:span text:style-name="T1">Format n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5.1cm" svg:y1="14.5cm" svg:x2="11.9cm" svg:y2="16cm" draw:start-shape="id1" draw:start-glue-point="2" draw:end-shape="id2" draw:end-glue-point="0" svg:d="M15100 14500v750h-3200v750" svg:viewBox="0 0 3201 1501">
          <text:p/>
        </draw:connector>
        <draw:connector draw:style-name="gr4" draw:text-style-name="P5" draw:layer="layout" svg:x1="15.1cm" svg:y1="14.5cm" svg:x2="18.2cm" svg:y2="16cm" draw:start-shape="id1" draw:start-glue-point="2" draw:end-shape="id3" svg:d="M15100 14500v750h3100v750" svg:viewBox="0 0 3101 1501">
          <text:p/>
        </draw:connector>
        <draw:connector draw:style-name="gr4" draw:text-style-name="P5" draw:layer="layout" svg:x1="18.2cm" svg:y1="10.4cm" svg:x2="15.1cm" svg:y2="12cm" draw:start-shape="id4" draw:end-shape="id1" draw:end-glue-point="0" svg:d="M18200 10400v800h-3100v800" svg:viewBox="0 0 3101 1601">
          <text:p/>
        </draw:connector>
        <draw:connector draw:style-name="gr4" draw:text-style-name="P5" draw:layer="layout" svg:x1="18.2cm" svg:y1="10.4cm" svg:x2="21.6cm" svg:y2="12cm" draw:start-shape="id4" draw:end-shape="id5" draw:end-glue-point="0" svg:d="M18200 10400v800h3400v800" svg:viewBox="0 0 3401 1601">
          <text:p/>
        </draw:connector>
        <draw:frame draw:style-name="gr5" draw:text-style-name="P7" draw:layer="layout" svg:width="1.738cm" svg:height="0.902cm" svg:x="4.261cm" svg:y="9.704cm">
          <draw:text-box>
            <text:p text:style-name="P6"><text:span text:style-name="T2">name</text:span></text:p>
          </draw:text-box>
        </draw:frame>
        <draw:frame draw:style-name="gr6" draw:text-style-name="P7" draw:layer="layout" svg:width="2.438cm" svg:height="0.853cm" svg:x="14cm" svg:y="13.747cm">
          <draw:text-box>
            <text:p text:style-name="P6"><text:span text:style-name="T2">version</text:span></text:p>
          </draw:text-box>
        </draw:frame>
        <draw:frame draw:style-name="gr6" draw:text-style-name="P7" draw:layer="layout" svg:width="2.438cm" svg:height="0.853cm" svg:x="20.562cm" svg:y="13.747cm">
          <draw:text-box>
            <text:p text:style-name="P6"><text:span text:style-name="T2">version</text:span></text:p>
          </draw:text-box>
        </draw:frame>
        <draw:frame draw:style-name="gr7" draw:text-style-name="P7" draw:layer="layout" svg:width="5cm" svg:height="1.904cm" svg:x="9.6cm" svg:y="17.8cm">
          <draw:text-box>
            <text:p text:style-name="P6"><text:span text:style-name="T2">format, link, auth id</text:span></text:p>
          </draw:text-box>
        </draw:frame>
        <draw:frame draw:style-name="gr7" draw:text-style-name="P7" draw:layer="layout" svg:width="5cm" svg:height="1.904cm" svg:x="15.9cm" svg:y="17.796cm">
          <draw:text-box>
            <text:p text:style-name="P6"><text:span text:style-name="T2">format, link, auth id</text:span></text:p>
          </draw:text-box>
        </draw:frame>
        <draw:custom-shape draw:style-name="gr8" draw:text-style-name="P8" xml:id="id6" draw:id="id6" draw:layer="layout" svg:width="5.4cm" svg:height="2.5cm" svg:x="11.5cm" svg:y="4cm">
          <text:p text:style-name="P1"><text:span text:style-name="T1">Catalog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4.2cm" svg:y1="6.5cm" svg:x2="5.1cm" svg:y2="7.9cm" draw:start-shape="id6" draw:start-glue-point="2" draw:end-shape="id7" draw:end-glue-point="0" svg:d="M14200 6500v700h-9100v700" svg:viewBox="0 0 9101 1401">
          <text:p/>
        </draw:connector>
        <draw:custom-shape draw:style-name="gr9" draw:text-style-name="P9" xml:id="id9" draw:id="id9" draw:layer="layout" svg:width="5.4cm" svg:height="2.5cm" svg:x="22.2cm" svg:y="7.9cm">
          <text:p text:style-name="P1"><text:span text:style-name="T1">Layer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4.312cm" svg:height="0.802cm" svg:x="22.788cm" svg:y="9.698cm">
          <draw:text-box>
            <text:p text:style-name="P6"><text:span text:style-name="T2">name, geom type</text:span></text:p>
          </draw:text-box>
        </draw:frame>
        <draw:custom-shape draw:style-name="gr1" draw:text-style-name="P2" xml:id="id8" draw:id="id8" draw:layer="layout" svg:width="5.4cm" svg:height="2.5cm" svg:x="8.9cm" svg:y="7.906cm">
          <text:p text:style-name="P1"><text:span text:style-name="T1">Node n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.738cm" svg:height="0.902cm" svg:x="10.761cm" svg:y="9.71cm">
          <draw:text-box>
            <text:p text:style-name="P6"><text:span text:style-name="T2">name</text:span></text:p>
          </draw:text-box>
        </draw:frame>
        <draw:connector draw:style-name="gr4" draw:text-style-name="P5" draw:layer="layout" svg:x1="14.2cm" svg:y1="6.5cm" svg:x2="11.6cm" svg:y2="7.906cm" draw:start-shape="id6" draw:start-glue-point="2" draw:end-shape="id8" svg:d="M14200 6500v703h-2600v703" svg:viewBox="0 0 2601 1407">
          <text:p/>
        </draw:connector>
        <draw:custom-shape draw:style-name="gr9" draw:text-style-name="P9" xml:id="id4" draw:id="id4" draw:layer="layout" svg:width="5.4cm" svg:height="2.5cm" svg:x="15.5cm" svg:y="7.9cm">
          <text:p text:style-name="P1"><text:span text:style-name="T1">Laye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4.312cm" svg:height="0.802cm" svg:x="16.099cm" svg:y="9.702cm">
          <draw:text-box>
            <text:p text:style-name="P6"><text:span text:style-name="T2">name, geom type</text:span></text:p>
          </draw:text-box>
        </draw:frame>
        <draw:connector draw:style-name="gr4" draw:text-style-name="P5" draw:layer="layout" svg:x1="14.2cm" svg:y1="6.5cm" svg:x2="24.9cm" svg:y2="7.9cm" draw:start-shape="id6" draw:start-glue-point="2" draw:end-shape="id9" draw:end-glue-point="0" svg:d="M14200 6500v700h10700v700" svg:viewBox="0 0 10701 1401">
          <text:p/>
        </draw:connector>
        <draw:connector draw:style-name="gr4" draw:text-style-name="P5" draw:layer="layout" svg:x1="14.2cm" svg:y1="6.5cm" svg:x2="18.2cm" svg:y2="7.9cm" draw:start-shape="id6" draw:start-glue-point="2" draw:end-shape="id4" svg:d="M14200 6500v700h4000v700" svg:viewBox="0 0 4001 1401">
          <text:p/>
        </draw:connector>
        <draw:connector draw:style-name="gr4" draw:text-style-name="P5" draw:layer="layout" draw:line-skew="0cm -0.199cm" svg:x1="2.4cm" svg:y1="9.15cm" svg:x2="24.9cm" svg:y2="7.9cm" draw:start-shape="id7" draw:start-glue-point="3" draw:end-shape="id9" svg:d="M2400 9150h-501v-1950h23001v700" svg:viewBox="0 0 23002 1951">
          <text:p/>
        </draw:connector>
        <draw:connector draw:style-name="gr4" draw:text-style-name="P5" draw:layer="layout" svg:x1="24.9cm" svg:y1="10.4cm" svg:x2="21.6cm" svg:y2="12cm" draw:start-shape="id9" draw:end-shape="id5" draw:end-glue-point="0" svg:d="M24900 10400v800h-3300v800" svg:viewBox="0 0 3301 1601">
          <text:p/>
        </draw:connector>
        <draw:connector draw:style-name="gr4" draw:text-style-name="P5" draw:layer="layout" svg:x1="21.6cm" svg:y1="14.5cm" svg:x2="18.2cm" svg:y2="16cm" draw:start-shape="id5" draw:end-shape="id3" svg:d="M21600 14500v750h-3400v750" svg:viewBox="0 0 3401 1501">
          <text:p/>
        </draw:connector>
        <draw:connector draw:style-name="gr4" draw:text-style-name="P5" draw:layer="layout" draw:line-skew="0cm -0.205cm" svg:x1="8.9cm" svg:y1="9.156cm" svg:x2="11.6cm" svg:y2="7.906cm" draw:start-shape="id8" draw:start-glue-point="3" draw:end-shape="id8" draw:end-glue-point="0" svg:d="M8900 9156h-501v-1956h3201v706" svg:viewBox="0 0 3202 19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26T08:43:45.634000000</meta:creation-date>
    <dc:date>2022-01-26T09:17:31.155000000</dc:date>
    <meta:editing-duration>PT3M3S</meta:editing-duration>
    <meta:editing-cycles>2</meta:editing-cycles>
    <meta:generator>LibreOffice/5.3.7.2$Windows_x86 LibreOffice_project/6b8ed514a9f8b44d37a1b96673cbbdd077e24059</meta:generator>
    <meta:document-statistic meta:object-count="29"/>
  </office:meta>
</office:document-meta>
</file>